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/>
          <table:table-cell table:style-name="ce9" office:value-type="string" calcext:value-type="string">
            <text:p>lRobo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William Truong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WX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227439" calcext:value-type="float">
            <text:p>1001227439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Nhan Vu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NTV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193930" calcext:value-type="float">
            <text:p>1001193930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5]" office:value-type="float" office:value="3" calcext:value-type="float">
            <text:p>3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6]" office:value-type="float" office:value="3" calcext:value-type="float">
            <text:p>3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7]" office:value-type="float" office:value="3" calcext:value-type="float">
            <text:p>3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17" calcext:value-type="float">
            <text:p>17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18" calcext:value-type="float">
            <text:p>1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3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/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table:formula="of:=COUNT([.$F$16:.$F$145])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table:formula="of:=[.B12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7:31:54.123810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3-27T17:46:39.145399233</dc:date>
    <meta:editing-duration>PT16H23M1S</meta:editing-duration>
    <meta:editing-cycles>55</meta:editing-cycles>
    <meta:generator>LibreOffice/5.1.6.2$Linux_X86_64 LibreOffice_project/10m0$Build-2</meta:generator>
    <meta:document-statistic meta:table-count="2" meta:cell-count="4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2:'Product Backlog'.B28" chart:data-source-has-labels="row" svg:x="1.414cm" svg:y="1.395cm" svg:width="18.352cm" svg:height="9.421cm">
          <chartooo:coordinate-region svg:x="2.326cm" svg:y="1.594cm" svg:width="17.346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946cm" svg:y="1.321cm" svg:width="8.173cm" svg:height="2.102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4">
            <chart:title svg:x="0.451cm" svg:y="3.023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